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TB12.15" style:family="table-cell">
      <style:table-cell-properties fo:border="0pt outset #808080" fo:padding-left="2.25pt" fo:padding-right="2.25pt"/>
    </style:style>
    <style:style style:name="T15" style:family="table-cell">
      <style:table-cell-properties fo:padding-left="2.25pt" fo:padding-right="2.25pt"/>
    </style:style>
    <style:style style:name="p16" style:family="paragraph">
      <style:paragraph-properties fo:text-align="center"/>
    </style:style>
    <style:style style:name="TB12.18" style:family="table-cell">
      <style:table-cell-properties fo:border="0pt outset #808080" fo:padding-left="2.25pt" fo:padding-right="2.25pt"/>
    </style:style>
    <style:style style:name="T18" style:family="table-cell">
      <style:table-cell-properties fo:padding-left="2.25pt" fo:padding-right="2.25pt"/>
    </style:style>
    <style:style style:name="p19" style:family="paragraph">
      <style:paragraph-properties fo:text-align="start"/>
    </style:style>
    <style:style style:name="c21" style:family="text">
      <style:text-properties fo:font-family="monospace"/>
    </style:style>
    <text:list-style style:name="L23">
      <text:list-level-style-bullet text:bullet-char="●" text:level="1">
        <style:list-level-properties fo:text-align="start" text:space-before="8mm"/>
      </text:list-level-style-bullet>
    </text:list-style>
    <style:style style:name="p25" style:family="paragraph">
      <style:paragraph-properties fo:margin-top="9pt" fo:margin-bottom="9pt"/>
    </style:style>
    <style:style style:name="p27" style:family="paragraph">
      <style:paragraph-properties fo:margin-top="9pt" fo:margin-bottom="9pt"/>
    </style:style>
    <style:style style:name="p29" style:family="paragraph">
      <style:paragraph-properties fo:margin-top="9pt" fo:margin-bottom="9pt"/>
    </style:style>
    <style:style style:name="p31" style:family="paragraph">
      <style:paragraph-properties fo:margin-top="9pt" fo:margin-bottom="9pt"/>
    </style:style>
    <style:style style:name="c0" style:family="text">
      <style:text-properties fo:font-family="Sans"/>
    </style:style>
    <style:style style:name="p1" style:family="paragraph">
      <style:paragraph-properties/>
    </style:style>
    <style:style style:name="p3" style:family="paragraph">
      <style:paragraph-properties fo:margin-top="10.5pt" fo:margin-bottom="9pt"/>
    </style:style>
    <style:style style:name="c4" style:family="text">
      <style:text-properties fo:font-weight="bold" fo:font-family="Sans"/>
    </style:style>
    <style:style style:name="p5" style:family="paragraph">
      <style:paragraph-properties fo:margin-top="9pt" fo:margin-bottom="9pt"/>
    </style:style>
    <style:style style:name="c6" style:family="text">
      <style:text-properties fo:font-weight="bold" fo:font-family="Sans"/>
    </style:style>
    <style:style style:name="p33" style:family="paragraph">
      <style:paragraph-properties fo:margin-top="9pt" fo:margin-bottom="9pt"/>
    </style:style>
    <style:style style:name="c7"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10" style:family="text">
      <style:text-properties fo:font-family="Sans" style:text-underline-type="single" style:text-underline-style="solid" fo:color="#0000ff"/>
    </style:style>
    <style:style style:name="c11" style:family="text">
      <style:text-properties fo:font-family="Sans" style:text-underline-type="single" style:text-underline-style="solid" fo:color="#0000ff"/>
    </style:style>
    <style:style style:name="Table12" style:family="table">
      <style:table-properties table:border-model="collapsing"/>
    </style:style>
    <style:style style:name="Table12.0" style:family="table-column">
      <style:table-column-properties style:column-width="20%"/>
    </style:style>
    <style:style style:name="Table12.1" style:family="table-column">
      <style:table-column-properties style:column-width="20%"/>
    </style:style>
    <style:style style:name="Table12.2" style:family="table-column">
      <style:table-column-properties style:column-width="20%"/>
    </style:style>
    <style:style style:name="Table12.3" style:family="table-column">
      <style:table-column-properties style:column-width="20%"/>
    </style:style>
    <style:style style:name="Table12.4" style:family="table-column">
      <style:table-column-properties style:column-width="20%"/>
    </style:style>
    <style:style style:name="T13" style:family="table-cell">
      <style:table-cell-properties/>
    </style:style>
  </office:automatic-styles>
  <office:body>
    <office:text>
      <text:p text:style-name="p3"><text:span text:style-name="c4">Welcome to the Scavenger Hunt!</text:span></text:p>
      <text:p text:style-name="p5"><text:span text:style-name="c6">NOTE:</text:span><text:span text:style-name="c0"> These instructions can only be followed completely if you are a student in the Lawfare Hacking &amp; Cybersecurity class. Students have been sent credentials for remote servers by the instructors. Please see the activities from the previous and future classes for usage of each of these commands in a less specific context.</text:span></text:p>
      <text:p text:style-name="p5">
        <text:a xlink:href="https://github.com/lawfareblog/hacking-cybersecurity/blob/main/week04/Week_04_Scavenger_Hunt.md"><text:span text:style-name="c7">Markdown</text:span></text:a><text:span text:style-name="c0"> | </text:span><text:a xlink:href="https://raw.githubusercontent.com/lawfareblog/hacking-cybersecurity/main/week04/Week_04_Scavenger_Hunt.pdf"><text:span text:style-name="c8">PDF</text:span></text:a><text:span text:style-name="c0"> | </text:span><text:a xlink:href="https://raw.githubusercontent.com/lawfareblog/hacking-cybersecurity/main/week04/Week_04_Scavenger_Hunt.docx"><text:span text:style-name="c9">MS Word DOCX</text:span></text:a><text:span text:style-name="c0"> | </text:span><text:a xlink:href="https://raw.githubusercontent.com/lawfareblog/hacking-cybersecurity/main/week04/Week_04_Scavenger_Hunt.odt"><text:span text:style-name="c10">Libre ODT</text:span></text:a><text:span text:style-name="c0"> | </text:span><text:a xlink:href="https://raw.githubusercontent.com/lawfareblog/hacking-cybersecurity/main/week04/Week_04_Scavenger_Hunt.html"><text:span text:style-name="c11">HTML</text:span></text:a></text:p>
      <text:p text:style-name="p5"><text:span text:style-name="c6">Choose a remote machine named after your favorite season. You have already been sent the unredacted versions of these credentials.</text:span></text:p>
      <table:table table:style-name="Table12">
        <table:table-column table:style-name="Table12.0"/>
        <table:table-column table:style-name="Table12.1"/>
        <table:table-column table:style-name="Table12.2"/>
        <table:table-column table:style-name="Table12.3"/>
        <table:table-column table:style-name="Table12.4"/>
        <table:table-row>
          <table:table-cell table:style-name="TB12.18">
            <text:p text:style-name="p16"><text:span text:style-name="c6">[Season]</text:span></text:p>
          </table:table-cell>
          <table:table-cell table:style-name="TB12.18">
            <text:p text:style-name="p16"><text:span text:style-name="c6">[User]</text:span></text:p>
          </table:table-cell>
          <table:table-cell table:style-name="TB12.18">
            <text:p text:style-name="p16"><text:span text:style-name="c6">[IP Address]</text:span></text:p>
          </table:table-cell>
          <table:table-cell table:style-name="TB12.18">
            <text:p text:style-name="p16"><text:span text:style-name="c6">[Hostname]</text:span></text:p>
          </table:table-cell>
          <table:table-cell table:style-name="TB12.18">
            <text:p text:style-name="p16"><text:span text:style-name="c6">[Password]</text:span></text:p>
          </table:table-cell>
        </table:table-row>
        <table:table-row>
          <table:table-cell table:style-name="TB12.15">
            <text:p text:style-name="p19"><text:span text:style-name="c0">Fall</text:span></text:p>
          </table:table-cell>
          <table:table-cell table:style-name="TB12.15">
            <text:p text:style-name="p19"><text:span text:style-name="c0">chicken1</text:span></text:p>
          </table:table-cell>
          <table:table-cell table:style-name="TB12.15">
            <text:p text:style-name="p19"><text:span text:style-name="c0">---.---.---.---</text:span></text:p>
          </table:table-cell>
          <table:table-cell table:style-name="TB12.15">
            <text:p text:style-name="p19"><text:span text:style-name="c0">remote-computer03</text:span></text:p>
          </table:table-cell>
          <table:table-cell table:style-name="TB12.15">
            <text:p text:style-name="p19"><text:span text:style-name="c0">--------</text:span></text:p>
          </table:table-cell>
        </table:table-row>
        <table:table-row>
          <table:table-cell table:style-name="TB12.15">
            <text:p text:style-name="p19"><text:span text:style-name="c0">Winter</text:span></text:p>
          </table:table-cell>
          <table:table-cell table:style-name="TB12.15">
            <text:p text:style-name="p19"><text:span text:style-name="c0">chicken2</text:span></text:p>
          </table:table-cell>
          <table:table-cell table:style-name="TB12.15">
            <text:p text:style-name="p19"><text:span text:style-name="c0">---.---.---.---</text:span></text:p>
          </table:table-cell>
          <table:table-cell table:style-name="TB12.15">
            <text:p text:style-name="p19"><text:span text:style-name="c0">remote-computer04</text:span></text:p>
          </table:table-cell>
          <table:table-cell table:style-name="TB12.15">
            <text:p text:style-name="p19"><text:span text:style-name="c0">--------</text:span></text:p>
          </table:table-cell>
        </table:table-row>
        <table:table-row>
          <table:table-cell table:style-name="TB12.15">
            <text:p text:style-name="p19"><text:span text:style-name="c0">Spring</text:span></text:p>
          </table:table-cell>
          <table:table-cell table:style-name="TB12.15">
            <text:p text:style-name="p19"><text:span text:style-name="c0">chicken3</text:span></text:p>
          </table:table-cell>
          <table:table-cell table:style-name="TB12.15">
            <text:p text:style-name="p19"><text:span text:style-name="c0">---.---.---.---</text:span></text:p>
          </table:table-cell>
          <table:table-cell table:style-name="TB12.15">
            <text:p text:style-name="p19"><text:span text:style-name="c0">remote-computer01</text:span></text:p>
          </table:table-cell>
          <table:table-cell table:style-name="TB12.15">
            <text:p text:style-name="p19"><text:span text:style-name="c0">--------</text:span></text:p>
          </table:table-cell>
        </table:table-row>
        <table:table-row>
          <table:table-cell table:style-name="TB12.15">
            <text:p text:style-name="p19"><text:span text:style-name="c0">Summer</text:span></text:p>
          </table:table-cell>
          <table:table-cell table:style-name="TB12.15">
            <text:p text:style-name="p19"><text:span text:style-name="c0">chicken4</text:span></text:p>
          </table:table-cell>
          <table:table-cell table:style-name="TB12.15">
            <text:p text:style-name="p19"><text:span text:style-name="c0">---.---.---.---</text:span></text:p>
          </table:table-cell>
          <table:table-cell table:style-name="TB12.15">
            <text:p text:style-name="p19"><text:span text:style-name="c0">remote-computer02</text:span></text:p>
          </table:table-cell>
          <table:table-cell table:style-name="TB12.15">
            <text:p text:style-name="p19"><text:span text:style-name="c0">--------</text:span></text:p>
          </table:table-cell>
        </table:table-row>
      </table:table>
      <text:p text:style-name="p1"/>
      <text:p text:style-name="p5"><text:span text:style-name="c6">1.</text:span><text:span text:style-name="c0"> Log into your local Kali Linux machine and open the terminal CLI.</text:span></text:p>
      <text:p text:style-name="p5"><text:span text:style-name="c6">2.</text:span><text:span text:style-name="c0"> Connect to the remote machine using [User]@[Address] and the correlating [Password].</text:span></text:p>
      <text:p text:style-name="p5"><text:span text:style-name="c0">If you chose Fall, type: </text:span><text:span text:style-name="c21">ssh chicken3@---.---.---.---</text:span></text:p>
      <text:p text:style-name="p5"><text:span text:style-name="c0">If you chose Winter, type: </text:span><text:span text:style-name="c21">ssh chicken4@---.---.---.---</text:span></text:p>
      <text:p text:style-name="p5"><text:span text:style-name="c0">If you chose Spring, type: </text:span><text:span text:style-name="c21">ssh chicken1@---.---.---.---</text:span></text:p>
      <text:p text:style-name="p5"><text:span text:style-name="c0">If you chose Summer, type: </text:span><text:span text:style-name="c21">ssh chicken2@---.---.---.---</text:span></text:p>
      <text:p text:style-name="p5"><text:span text:style-name="c6">3.</text:span><text:span text:style-name="c0"> Create new user account using your favorite color plus your favorite food and a number (such as </text:span><text:span text:style-name="c21">purplepizza12</text:span><text:span text:style-name="c0">). Remember, usernames are case sensitive. We will refer to that user as [Hacker] in the following instructions.</text:span></text:p>
      <text:list text:style-name="L23">
        <text:list-item>
          <text:p text:style-name="p25"><text:span text:style-name="c0">Example: </text:span><text:span text:style-name="c21">sudo adduser [Hacker]</text:span></text:p>
        </text:list-item>
      </text:list>
      <text:p text:style-name="p5"><text:span text:style-name="c6">4.</text:span><text:span text:style-name="c0"> Add the [Hacker] user to the </text:span><text:span text:style-name="c21">sudo</text:span><text:span text:style-name="c0"> group.</text:span></text:p>
      <text:list text:style-name="L23">
        <text:list-item>
          <text:p text:style-name="p27"><text:span text:style-name="c21">sudo usermod -aG sudo [Hacker]</text:span></text:p>
        </text:list-item>
      </text:list>
      <text:p text:style-name="p5"><text:span text:style-name="c6">5.</text:span><text:span text:style-name="c0"> Switch into that user account.</text:span></text:p>
      <text:list text:style-name="L23">
        <text:list-item>
          <text:p text:style-name="p29"><text:span text:style-name="c21">su - [Hacker]</text:span></text:p>
        </text:list-item>
      </text:list>
      <text:p text:style-name="p5"><text:span text:style-name="c6">6.</text:span><text:span text:style-name="c0"> Create directory </text:span><text:span text:style-name="c21">~/goodies</text:span></text:p>
      <text:list text:style-name="L23">
        <text:list-item>
          <text:p text:style-name="p31"><text:span text:style-name="c21">mkdir ~/goodies</text:span></text:p>
        </text:list-item>
      </text:list>
      <text:p text:style-name="p5"><text:span text:style-name="c6">7.</text:span><text:span text:style-name="c0"> Navigate into directory </text:span><text:span text:style-name="c21">~/goodies</text:span></text:p>
      <text:list text:style-name="L23">
        <text:list-item>
          <text:p text:style-name="p33"><text:span text:style-name="c21">cd ~/goodies</text:span></text:p>
        </text:list-item>
      </text:list>
      <text:p text:style-name="p5"><text:span text:style-name="c6">8.</text:span><text:span text:style-name="c0"> Read the OS information and save the output into a file </text:span><text:span text:style-name="c21">osinfo.txt</text:span><text:span text:style-name="c0"> * </text:span><text:span text:style-name="c21">hostnamectl &gt; osinfo.txt</text:span></text:p>
      <text:p text:style-name="p5"><text:span text:style-name="c6">9.</text:span><text:span text:style-name="c0"> Check to make sure </text:span><text:span text:style-name="c21">osinfo.txt</text:span><text:span text:style-name="c0"> has data in it. * </text:span><text:span text:style-name="c21">cat osinfo.txt</text:span></text:p>
      <text:p text:style-name="p5"><text:span text:style-name="c6">10.</text:span><text:span text:style-name="c0"> List running processes, save output into a file </text:span><text:span text:style-name="c21">processes.txt</text:span><text:span text:style-name="c0"> * </text:span><text:span text:style-name="c21">sudo pstree &gt; processes.txt</text:span></text:p>
      <text:p text:style-name="p5"><text:span text:style-name="c6">11.</text:span><text:span text:style-name="c0"> Check to make sure </text:span><text:span text:style-name="c21">osinfo.txt</text:span><text:span text:style-name="c0"> has data in it. * </text:span><text:span text:style-name="c21">cat processes.txt | less</text:span></text:p>
      <text:p text:style-name="p5"><text:span text:style-name="c6">12.</text:span><text:span text:style-name="c0"> Copy system user and password information to the directory </text:span><text:span text:style-name="c21">goodies</text:span><text:span text:style-name="c0"> * </text:span><text:span text:style-name="c21">sudo cp /etc/passwd /etc/shadow ~/goodies/</text:span></text:p>
      <text:p text:style-name="p5"><text:span text:style-name="c6">13.</text:span><text:span text:style-name="c0"> Rename files in goodies to clarify their function * </text:span><text:span text:style-name="c21">mv passwd user-info.txt &amp;&amp; mv shadow password-hashes.txt</text:span></text:p>
      <text:p text:style-name="p5"><text:span text:style-name="c6">14.</text:span><text:span text:style-name="c0"> Check to make sure </text:span><text:span text:style-name="c21">user-info.txt</text:span><text:span text:style-name="c0"> has data in it. * </text:span><text:span text:style-name="c21">cat user-info.txt | less</text:span></text:p>
      <text:p text:style-name="p5"><text:span text:style-name="c6">15.</text:span><text:span text:style-name="c0"> Check to make sure </text:span><text:span text:style-name="c21">user-info.txt</text:span><text:span text:style-name="c0"> has data in it. * </text:span><text:span text:style-name="c21">cat password-hashes.txt | less</text:span></text:p>
      <text:p text:style-name="p5"><text:span text:style-name="c6">For the following tasks we will not give you the commands. All of this was on the "homework" :D</text:span></text:p>
      <text:p text:style-name="p5"><text:span text:style-name="c6">16.</text:span><text:span text:style-name="c0"> Find a file in the </text:span><text:span text:style-name="c21">/root</text:span><text:span text:style-name="c0"> directory that contains email credentials for the user </text:span><text:span text:style-name="c21">legalpositivist</text:span><text:span text:style-name="c0">.</text:span></text:p>
      <text:p text:style-name="p5"><text:span text:style-name="c6">17.</text:span><text:span text:style-name="c0"> Copy the information to a file in </text:span><text:span text:style-name="c21">~/goodies/</text:span></text:p>
      <text:p text:style-name="p5"><text:span text:style-name="c6">18.</text:span><text:span text:style-name="c0"> Locate a </text:span><text:span text:style-name="c21">.jpg</text:span><text:span text:style-name="c0"> photo in the top level of the filesystem </text:span><text:span text:style-name="c21">/</text:span><text:span text:style-name="c0"> and copy it to </text:span><text:span text:style-name="c21">~/goodies/</text:span></text:p>
      <text:p text:style-name="p5"><text:span text:style-name="c6">19.</text:span><text:span text:style-name="c0"> </text:span><text:span text:style-name="c6">VERY IMPORTANT:</text:span><text:span text:style-name="c0"> Create a file with your name or nickname inside of </text:span><text:span text:style-name="c21">~/goodies/</text:span></text:p>
      <text:p text:style-name="p5"><text:span text:style-name="c6">20.</text:span><text:span text:style-name="c0"> Change permissions of </text:span><text:span text:style-name="c21">goodies</text:span><text:span text:style-name="c0"> so you can read, write, and execute files in it.</text:span></text:p>
      <text:p text:style-name="p5"><text:span text:style-name="c6">21.</text:span><text:span text:style-name="c0"> Change ownership of </text:span><text:span text:style-name="c21">goodies</text:span><text:span text:style-name="c0"> so that it is owned by [Hacker]</text:span></text:p>
      <text:p text:style-name="p5"><text:span text:style-name="c6">22.</text:span><text:span text:style-name="c0"> Clear your terminal CLI command history.</text:span></text:p>
      <text:p text:style-name="p5"><text:span text:style-name="c6">These last few tasks are the most complex so far, so we'll help you out ;)</text:span></text:p>
      <text:p text:style-name="p5"><text:span text:style-name="c6">23.</text:span><text:span text:style-name="c0"> Generate a hash from a random number (we'll call the output [HASH] below). </text:span><text:span text:style-name="c21">echo $RANDOM | md5sum | cut -c -8</text:span></text:p>
      <text:p text:style-name="p5"><text:span text:style-name="c6">24.</text:span><text:span text:style-name="c0"> Create compressed package of </text:span><text:span text:style-name="c21">goodies</text:span><text:span text:style-name="c0"> with filename [HASH]. </text:span><text:span text:style-name="c21">tar -cvf ~/[HASH].tar.gz</text:span></text:p>
      <text:p text:style-name="p5"><text:span text:style-name="c6">25.</text:span><text:span text:style-name="c0"> Exit the remote machine and go back to your local Kali Linux machine. </text:span><text:span text:style-name="c21">exit</text:span></text:p>
      <text:p text:style-name="p5"><text:span text:style-name="c6">26.</text:span><text:span text:style-name="c0"> Download the package on your local Kali Linux machine. </text:span><text:span text:style-name="c21">scp [Hacker]@[Address]:/home/[Hacker]/[HASH].tar.gz ~/Desktop/</text:span></text:p>
      <text:p text:style-name="p5"><text:span text:style-name="c6">Made it this far? Great! Now just three more steps.</text:span></text:p>
      <text:p text:style-name="p5"><text:span text:style-name="c6">27.</text:span><text:span text:style-name="c0"> Double-check the </text:span><text:span text:style-name="c21">.tar.gz</text:span><text:span text:style-name="c0"> or "tarball" file you have on </text:span><text:span text:style-name="c21">~/Desktop</text:span><text:span text:style-name="c0"> of your local Kali Linux machine to see if it has the contents of the </text:span><text:span text:style-name="c21">goodies</text:span><text:span text:style-name="c0"> folder in it. You can do this by double-clicking the </text:span><text:span text:style-name="c21">.tar.gz</text:span></text:p>
      <text:p text:style-name="p5"><text:span text:style-name="c6">NOTE: For the last step, students have been sent credentials for a remote drop box to upload their results.</text:span></text:p>
      <text:p text:style-name="p5"><text:span text:style-name="c6">28.</text:span><text:span text:style-name="c0"> Open Firefox on your local Kali Linux machine and upload your results to the dropbox.</text:span></text:p>
      <text:p text:style-name="p5"><text:span text:style-name="c6">Congratulations! Your instructors will be notified when you upload.</text:span><text:span text:style-name="c0"> </text:span></text:p>
    </office:text>
  </office:body>
</office:document-content>
</file>